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tyle="normal" style:text-underline-style="none" officeooo:rsid="000336b6" officeooo:paragraph-rsid="000a13c1" style:font-style-asian="normal" style:font-style-complex="normal"/>
    </style:style>
    <style:style style:name="P2" style:family="paragraph" style:parent-style-name="Standard">
      <style:text-properties style:font-name="Liberation Sans" fo:font-style="normal" style:text-underline-style="none" officeooo:rsid="00119262" officeooo:paragraph-rsid="000a13c1" style:font-style-asian="normal" style:font-style-complex="normal"/>
    </style:style>
    <style:style style:name="P3" style:family="paragraph" style:parent-style-name="Standard">
      <style:text-properties style:font-name="Liberation Sans" fo:font-style="normal" style:text-underline-style="none" officeooo:rsid="0006495c" officeooo:paragraph-rsid="000a13c1" style:font-style-asian="normal" style:font-style-complex="normal"/>
    </style:style>
    <style:style style:name="P4" style:family="paragraph" style:parent-style-name="Standard">
      <style:text-properties style:font-name="Liberation Sans" fo:font-style="normal" style:text-underline-style="none" officeooo:rsid="00046bd6" officeooo:paragraph-rsid="000a13c1" style:font-style-asian="normal" style:font-style-complex="normal"/>
    </style:style>
    <style:style style:name="P5" style:family="paragraph" style:parent-style-name="Standard">
      <style:text-properties style:font-name="Liberation Sans" fo:font-style="normal" style:text-underline-style="none" officeooo:rsid="0002890b" officeooo:paragraph-rsid="000a13c1" style:font-style-asian="normal" style:font-style-complex="normal"/>
    </style:style>
    <style:style style:name="P6" style:family="paragraph" style:parent-style-name="Standard">
      <style:text-properties style:font-name="Liberation Sans" fo:font-style="normal" style:text-underline-style="none" officeooo:rsid="000ab849" officeooo:paragraph-rsid="000a13c1" style:font-style-asian="normal" style:font-style-complex="normal"/>
    </style:style>
    <style:style style:name="P7" style:family="paragraph" style:parent-style-name="Standard">
      <style:text-properties style:font-name="Liberation Sans" fo:font-style="normal" style:text-underline-style="none" officeooo:rsid="000b2d4e" officeooo:paragraph-rsid="000b2d4e" style:font-style-asian="normal" style:font-style-complex="normal"/>
    </style:style>
    <style:style style:name="P8" style:family="paragraph" style:parent-style-name="Standard">
      <style:text-properties style:font-name="Liberation Sans" officeooo:rsid="001c166e" officeooo:paragraph-rsid="000a13c1"/>
    </style:style>
    <style:style style:name="P9" style:family="paragraph" style:parent-style-name="Standard">
      <style:text-properties style:font-name="Liberation Sans" fo:font-weight="bold" officeooo:rsid="001c166e" officeooo:paragraph-rsid="000a13c1" style:font-weight-asian="bold" style:font-weight-complex="bold"/>
    </style:style>
    <style:style style:name="P10" style:family="paragraph" style:parent-style-name="Standard">
      <style:text-properties style:font-name="Liberation Sans" fo:font-style="italic" style:text-underline-style="none" officeooo:rsid="0006316e" officeooo:paragraph-rsid="000a13c1" style:font-style-asian="italic" style:font-style-complex="italic"/>
    </style:style>
    <style:style style:name="P11" style:family="paragraph" style:parent-style-name="Standard">
      <style:text-properties style:font-name="Liberation Sans" fo:font-style="italic" style:text-underline-style="none" officeooo:rsid="000336b6" officeooo:paragraph-rsid="000b9c24" style:font-style-asian="italic" style:font-style-complex="italic"/>
    </style:style>
    <style:style style:name="T1" style:family="text">
      <style:text-properties officeooo:rsid="0006316e"/>
    </style:style>
    <style:style style:name="T2" style:family="text">
      <style:text-properties officeooo:rsid="00046bd6"/>
    </style:style>
    <style:style style:name="T3" style:family="text">
      <style:text-properties fo:font-style="normal" style:font-style-asian="normal" style:font-style-complex="normal"/>
    </style:style>
    <style:style style:name="T4" style:family="text">
      <style:text-properties fo:font-style="normal" officeooo:rsid="000b9c24" style:font-style-asian="normal" style:font-style-complex="normal"/>
    </style:style>
    <style:style style:name="T5" style:family="text">
      <style:text-properties officeooo:rsid="000a13c1"/>
    </style:style>
    <style:style style:name="T6" style:family="text">
      <style:text-properties officeooo:rsid="000a2a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acob Wise</text:p>
      <text:p text:style-name="P8"><text:span text:style-name="T1">November 30</text:span>, 2018</text:p>
      <text:p text:style-name="P8">EECS 373</text:p>
      <text:p text:style-name="P8">Dr. W. Newman</text:p>
      <text:p text:style-name="P8"/>
      <text:p text:style-name="P9">Assignment P<text:span text:style-name="T5">8</text:span></text:p>
      <text:p text:style-name="P8"/>
      <text:p text:style-name="P8"/>
      <text:p text:style-name="P10"><text:span text:style-name="T6">Find bad part and empty box</text:span></text:p>
      <text:p text:style-name="P2"/>
      <text:p text:style-name="P3">The framework for the node was adapted from class notes. <text:span text:style-name="T2">To achieve the desired behavior, I simply added functionality to the existing unload_box node.</text:span></text:p>
      <text:p text:style-name="P3"/>
      <text:p text:style-name="P7">First, we need to determine the name of the part that needs to be removed. To do this, we loop through all parts and find the part that is at the same pose location as the bad part detected, within a margin of error. Then, we simply run the relevant methods to remove this part based on the name. Lastly, we again looped through all orphaned parts in the box, and just removed all of them rather than a specific one, as directed by the instructions.</text:p>
      <text:p text:style-name="P7"/>
      <text:p text:style-name="P7">The resulting behavior was as desired. At times there was difficulty picking up the objects, but overall there were few issues.</text:p>
      <text:p text:style-name="P5"/>
      <text:p text:style-name="P11"><text:span text:style-name="T3">Link to source files on github: </text:span><text:a xlink:type="simple" xlink:href="https://github.com/jswise23/EECS_373/tree/master/jsw107_p8" text:style-name="Internet_20_link" text:visited-style-name="Visited_20_Internet_20_Link"><text:span text:style-name="T4">https://github.com/jswise23/EECS_373/tree/master/jsw107_p8</text:span></text:a><text:span text:style-name="T4"> </text:span></text:p>
      <text:p text:style-name="P4"/>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7:54:03.759235120</meta:creation-date>
    <dc:date>2018-11-30T20:25:53.145053113</dc:date>
    <meta:editing-duration>PT1M28S</meta:editing-duration>
    <meta:editing-cycles>2</meta:editing-cycles>
    <meta:generator>LibreOffice/5.1.6.2$Linux_X86_64 LibreOffice_project/10m0$Build-2</meta:generator>
    <meta:document-statistic meta:table-count="0" meta:image-count="0" meta:object-count="0" meta:page-count="1" meta:paragraph-count="10" meta:word-count="156" meta:character-count="906" meta:non-whitespace-character-count="759"/>
  </office:meta>
</office:document-meta>
</file>